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weight="bold" officeooo:rsid="00001c76" officeooo:paragraph-rsid="00001c76" style:font-size-asian="14pt" style:font-weight-asian="bold" style:font-size-complex="14pt" style:font-weight-complex="bold"/>
    </style:style>
    <style:style style:name="P2" style:family="paragraph" style:parent-style-name="Standard">
      <style:text-properties fo:font-size="14pt" fo:font-weight="bold" officeooo:rsid="00001c76" officeooo:paragraph-rsid="00001c76" style:font-size-asian="12.25pt" style:font-weight-asian="bold" style:font-size-complex="14pt" style:font-weight-complex="bold"/>
    </style:style>
    <style:style style:name="P3" style:family="paragraph" style:parent-style-name="Standard">
      <style:text-properties fo:font-size="14pt" fo:font-weight="bold" officeooo:rsid="0000ea33" officeooo:paragraph-rsid="0000ea33" style:font-size-asian="12.25pt" style:font-weight-asian="bold" style:font-size-complex="14pt" style:font-weight-complex="bold"/>
    </style:style>
    <style:style style:name="P4" style:family="paragraph" style:parent-style-name="Standard">
      <style:text-properties fo:font-size="14pt" fo:font-weight="bold" officeooo:rsid="00220e2d" officeooo:paragraph-rsid="00220e2d" style:font-size-asian="12.25pt" style:font-weight-asian="bold" style:font-size-complex="14pt" style:font-weight-complex="bold"/>
    </style:style>
    <style:style style:name="P5" style:family="paragraph" style:parent-style-name="Standard">
      <style:text-properties fo:font-size="12pt" fo:font-weight="bold" officeooo:rsid="00001c76" officeooo:paragraph-rsid="00001c76" style:font-size-asian="10.5pt" style:font-weight-asian="bold" style:font-size-complex="12pt" style:font-weight-complex="bold"/>
    </style:style>
    <style:style style:name="P6" style:family="paragraph" style:parent-style-name="Standard">
      <style:text-properties fo:font-size="12pt" fo:font-weight="normal" officeooo:rsid="00001c76" officeooo:paragraph-rsid="00001c76" style:font-size-asian="10.5pt" style:font-weight-asian="normal" style:font-size-complex="12pt" style:font-weight-complex="normal"/>
    </style:style>
    <style:style style:name="P7" style:family="paragraph" style:parent-style-name="Standard">
      <style:text-properties fo:font-size="12pt" fo:font-weight="normal" officeooo:rsid="0000ea33" officeooo:paragraph-rsid="0000ea33" style:font-size-asian="10.5pt" style:font-weight-asian="normal" style:font-size-complex="12pt" style:font-weight-complex="normal"/>
    </style:style>
    <style:style style:name="P8" style:family="paragraph" style:parent-style-name="Standard">
      <style:text-properties fo:font-size="12pt" fo:font-weight="normal" officeooo:rsid="000208d1" officeooo:paragraph-rsid="000208d1" style:font-size-asian="10.5pt" style:font-weight-asian="normal" style:font-size-complex="12pt" style:font-weight-complex="normal"/>
    </style:style>
    <style:style style:name="P9" style:family="paragraph" style:parent-style-name="Standard">
      <style:text-properties fo:font-size="12pt" fo:font-weight="normal" officeooo:rsid="00052f9f" officeooo:paragraph-rsid="00052f9f" style:font-size-asian="10.5pt" style:font-weight-asian="normal" style:font-size-complex="12pt" style:font-weight-complex="normal"/>
    </style:style>
    <style:style style:name="P10" style:family="paragraph" style:parent-style-name="Standard">
      <style:text-properties fo:font-size="12pt" fo:font-weight="normal" officeooo:rsid="0005d53e" officeooo:paragraph-rsid="0005d53e" style:font-size-asian="10.5pt" style:font-weight-asian="normal" style:font-size-complex="12pt" style:font-weight-complex="normal"/>
    </style:style>
    <style:style style:name="P11" style:family="paragraph" style:parent-style-name="Standard">
      <style:text-properties fo:font-size="12pt" fo:font-weight="normal" officeooo:rsid="000722a7" officeooo:paragraph-rsid="000722a7" style:font-size-asian="10.5pt" style:font-weight-asian="normal" style:font-size-complex="12pt" style:font-weight-complex="normal"/>
    </style:style>
    <style:style style:name="P12" style:family="paragraph" style:parent-style-name="Standard">
      <style:text-properties fo:font-size="12pt" fo:font-weight="normal" officeooo:rsid="0008031e" officeooo:paragraph-rsid="0008031e" style:font-size-asian="10.5pt" style:font-weight-asian="normal" style:font-size-complex="12pt" style:font-weight-complex="normal"/>
    </style:style>
    <style:style style:name="P13" style:family="paragraph" style:parent-style-name="Standard">
      <style:text-properties fo:font-size="12pt" fo:font-weight="normal" officeooo:rsid="000cd1bc" officeooo:paragraph-rsid="000cd1bc" style:font-size-asian="10.5pt" style:font-weight-asian="normal" style:font-size-complex="12pt" style:font-weight-complex="normal"/>
    </style:style>
    <style:style style:name="P14" style:family="paragraph" style:parent-style-name="Standard">
      <style:text-properties fo:font-size="12pt" fo:font-weight="normal" officeooo:rsid="000d9972" officeooo:paragraph-rsid="000d9972" style:font-size-asian="10.5pt" style:font-weight-asian="normal" style:font-size-complex="12pt" style:font-weight-complex="normal"/>
    </style:style>
    <style:style style:name="P15" style:family="paragraph" style:parent-style-name="Standard">
      <style:text-properties fo:font-size="12pt" fo:font-weight="normal" officeooo:rsid="000dd18b" officeooo:paragraph-rsid="000dd18b" style:font-size-asian="10.5pt" style:font-weight-asian="normal" style:font-size-complex="12pt" style:font-weight-complex="normal"/>
    </style:style>
    <style:style style:name="P16" style:family="paragraph" style:parent-style-name="Standard">
      <style:text-properties fo:font-size="12pt" fo:font-weight="normal" officeooo:rsid="00105fe6" officeooo:paragraph-rsid="00105fe6" style:font-size-asian="10.5pt" style:font-weight-asian="normal" style:font-size-complex="12pt" style:font-weight-complex="normal"/>
    </style:style>
    <style:style style:name="P17" style:family="paragraph" style:parent-style-name="Standard">
      <style:text-properties fo:font-size="12pt" fo:font-weight="normal" officeooo:rsid="0014dd7d" officeooo:paragraph-rsid="0014dd7d" style:font-size-asian="10.5pt" style:font-weight-asian="normal" style:font-size-complex="12pt" style:font-weight-complex="normal"/>
    </style:style>
    <style:style style:name="P18" style:family="paragraph" style:parent-style-name="Standard">
      <style:text-properties fo:font-size="12pt" fo:font-weight="normal" officeooo:rsid="00170481" officeooo:paragraph-rsid="00170481" style:font-size-asian="10.5pt" style:font-weight-asian="normal" style:font-size-complex="12pt" style:font-weight-complex="normal"/>
    </style:style>
    <style:style style:name="P19" style:family="paragraph" style:parent-style-name="Standard">
      <style:text-properties fo:font-size="12pt" fo:font-weight="normal" officeooo:rsid="001a4f41" officeooo:paragraph-rsid="001a4f41" style:font-size-asian="10.5pt" style:font-weight-asian="normal" style:font-size-complex="12pt" style:font-weight-complex="normal"/>
    </style:style>
    <style:style style:name="P20" style:family="paragraph" style:parent-style-name="Standard">
      <style:text-properties fo:font-size="12pt" fo:font-weight="normal" officeooo:rsid="00220e2d" officeooo:paragraph-rsid="00220e2d" style:font-size-asian="10.5pt" style:font-weight-asian="normal" style:font-size-complex="12pt" style:font-weight-complex="normal"/>
    </style:style>
    <style:style style:name="P21" style:family="paragraph" style:parent-style-name="Standard">
      <style:text-properties fo:font-size="12pt" fo:font-style="normal" fo:font-weight="normal" officeooo:rsid="00220e2d" officeooo:paragraph-rsid="00220e2d" style:font-size-asian="10.5pt" style:font-style-asian="normal" style:font-weight-asian="normal" style:font-size-complex="12pt" style:font-style-complex="normal" style:font-weight-complex="normal"/>
    </style:style>
    <style:style style:name="P22" style:family="paragraph" style:parent-style-name="Standard">
      <style:text-properties fo:font-size="12pt" fo:font-style="normal" fo:font-weight="normal" officeooo:rsid="0022e482" officeooo:paragraph-rsid="0022e482" style:font-size-asian="10.5pt" style:font-style-asian="normal" style:font-weight-asian="normal" style:font-size-complex="12pt" style:font-style-complex="normal" style:font-weight-complex="normal"/>
    </style:style>
    <style:style style:name="P23" style:family="paragraph" style:parent-style-name="Standard">
      <style:text-properties fo:font-size="13pt" fo:font-weight="bold" officeooo:rsid="00001c76" officeooo:paragraph-rsid="00001c76" style:font-size-asian="13pt" style:font-weight-asian="bold" style:font-size-complex="13pt" style:font-weight-complex="bold"/>
    </style:style>
    <style:style style:name="P24" style:family="paragraph" style:parent-style-name="Standard">
      <style:text-properties fo:font-size="13pt" fo:font-weight="bold" officeooo:rsid="0003bea8" officeooo:paragraph-rsid="0003bea8" style:font-size-asian="11.3500003814697pt" style:font-weight-asian="bold" style:font-size-complex="13pt" style:font-weight-complex="bold"/>
    </style:style>
    <style:style style:name="P25" style:family="paragraph" style:parent-style-name="Standard">
      <style:text-properties fo:font-size="13pt" fo:font-weight="bold" officeooo:rsid="00052f9f" officeooo:paragraph-rsid="00052f9f" style:font-size-asian="11.3500003814697pt" style:font-weight-asian="bold" style:font-size-complex="13pt" style:font-weight-complex="bold"/>
    </style:style>
    <style:style style:name="P26" style:family="paragraph" style:parent-style-name="Standard">
      <style:text-properties fo:font-size="13pt" fo:font-weight="bold" officeooo:rsid="000722a7" officeooo:paragraph-rsid="000722a7" style:font-size-asian="11.3500003814697pt" style:font-weight-asian="bold" style:font-size-complex="13pt" style:font-weight-complex="bold"/>
    </style:style>
    <style:style style:name="T1" style:family="text">
      <style:text-properties officeooo:rsid="0000ea33"/>
    </style:style>
    <style:style style:name="T2" style:family="text">
      <style:text-properties officeooo:rsid="0008031e"/>
    </style:style>
    <style:style style:name="T3" style:family="text">
      <style:text-properties officeooo:rsid="0009f426"/>
    </style:style>
    <style:style style:name="T4" style:family="text">
      <style:text-properties officeooo:rsid="000abcca"/>
    </style:style>
    <style:style style:name="T5" style:family="text">
      <style:text-properties officeooo:rsid="000adf72"/>
    </style:style>
    <style:style style:name="T6" style:family="text">
      <style:text-properties officeooo:rsid="000cd1bc"/>
    </style:style>
    <style:style style:name="T7" style:family="text">
      <style:text-properties fo:font-style="normal" style:font-style-asian="normal" style:font-style-complex="normal"/>
    </style:style>
    <style:style style:name="T8" style:family="text">
      <style:text-properties fo:font-style="normal" officeooo:rsid="000cf86c" style:font-style-asian="normal" style:font-style-complex="normal"/>
    </style:style>
    <style:style style:name="T9" style:family="text">
      <style:text-properties officeooo:rsid="000fc8db"/>
    </style:style>
    <style:style style:name="T10" style:family="text">
      <style:text-properties officeooo:rsid="0010c280"/>
    </style:style>
    <style:style style:name="T11" style:family="text">
      <style:text-properties style:text-position="sub 58%" officeooo:rsid="0010c280"/>
    </style:style>
    <style:style style:name="T12" style:family="text">
      <style:text-properties style:text-position="0% 100%"/>
    </style:style>
    <style:style style:name="T13" style:family="text">
      <style:text-properties style:text-position="0% 100%" officeooo:rsid="0010c280"/>
    </style:style>
    <style:style style:name="T14" style:family="text">
      <style:text-properties style:text-position="0% 100%" officeooo:rsid="00145254"/>
    </style:style>
    <style:style style:name="T15" style:family="text">
      <style:text-properties officeooo:rsid="00164267"/>
    </style:style>
    <style:style style:name="T16" style:family="text">
      <style:text-properties officeooo:rsid="001785ea"/>
    </style:style>
    <style:style style:name="T17" style:family="text">
      <style:text-properties officeooo:rsid="0018ec64"/>
    </style:style>
    <style:style style:name="T18" style:family="text">
      <style:text-properties officeooo:rsid="0019d0be"/>
    </style:style>
    <style:style style:name="T19" style:family="text">
      <style:text-properties officeooo:rsid="001a4f41"/>
    </style:style>
    <style:style style:name="T20" style:family="text">
      <style:text-properties officeooo:rsid="001afc2c"/>
    </style:style>
    <style:style style:name="T21" style:family="text">
      <style:text-properties officeooo:rsid="001bca2d"/>
    </style:style>
    <style:style style:name="T22" style:family="text">
      <style:text-properties officeooo:rsid="001cc71b"/>
    </style:style>
    <style:style style:name="T23" style:family="text">
      <style:text-properties officeooo:rsid="001e421d"/>
    </style:style>
    <style:style style:name="T24" style:family="text">
      <style:text-properties officeooo:rsid="001ebdf5"/>
    </style:style>
    <style:style style:name="T25" style:family="text">
      <style:text-properties officeooo:rsid="00220e2d"/>
    </style:style>
    <style:style style:name="T26" style:family="text">
      <style:text-properties fo:font-weight="bold" officeooo:rsid="00220e2d" style:font-weight-asian="bold" style:font-weight-complex="bold"/>
    </style:style>
    <style:style style:name="T27" style:family="text">
      <style:text-properties officeooo:rsid="0022e482"/>
    </style:style>
    <style:style style:name="T28" style:family="text">
      <style:text-properties officeooo:rsid="0023b3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text:p>
      <text:p text:style-name="P1"/>
      <text:p text:style-name="P23">DAQ guide ecogas setup</text:p>
      <text:p text:style-name="P1"/>
      <text:p text:style-name="P6">This guide is meant to explain how to use the ecogas data taking setup and it is divided in the following sections: <text:span text:style-name="T1">1) hardware setup, which contains information on the hardware used in the setup 2) software setup, which describes briefly how the code for this setup works 3) type of runs, which describes the possible runs that cane be started 4) analysis, describes the analysis code and 5) possible errors gives a list of the most common errors that can appear during data taking.</text:span></text:p>
      <text:p text:style-name="P6"/>
      <text:p text:style-name="P7">Setup developed by Luca Quaglia and Sara Garetti in 2023 at the INFN Turin laboratory.</text:p>
      <text:p text:style-name="P7"/>
      <text:p text:style-name="P8">Guide is still in evolution since the setup is still evolving.</text:p>
      <text:p text:style-name="P6"/>
      <text:p text:style-name="P2">HARDWARE SETUP</text:p>
      <text:p text:style-name="P2"/>
      <text:p text:style-name="P26">High Voltage (HV) module</text:p>
      <text:p text:style-name="P26"/>
      <text:p text:style-name="P11">A CAEN SY1527 HV mainframe is used to supply the HV to the detectors. A series of A1526P (for the RPCs) and <text:span text:style-name="T5">A1733N </text:span>(for the photomultipliers) are installed in the back of the mainframe. <text:span text:style-name="T2">The IP address of the mainframe is 90.147.203.174 and the telnet pr</text:span><text:span text:style-name="T5">otocol</text:span><text:span text:style-name="T2"> can be used to connect to it from any PC connected to the INFN network (by inserting in terminal the following </text:span><text:span text:style-name="T4">command</text:span><text:span text:style-name="T2">: telnet 90.147.203.174 1527). </text:span></text:p>
      <text:p text:style-name="P11"/>
      <text:p text:style-name="P12">The PMTs used as trigger are named PMT_GAS_1...4 and are connected to <text:span text:style-name="T5">slot 11, channels 0...4</text:span> while the RPC currently under test is named ECOgas and is connected to slot 7 channel 1. </text:p>
      <text:p text:style-name="P12"/>
      <text:p text:style-name="P12">A Python wrapper of the CAEN HV library is used to communicate with the module <text:span text:style-name="T3">(will be described later on in the guide). </text:span><text:span text:style-name="T6">The files needed for this to work are the following:</text:span></text:p>
      <text:p text:style-name="P13">1) <text:span text:style-name="T7">/home/pcald32/labStrada/DAQ/currentScan/CAEN.py (python class to wrap C++ functions)</text:span></text:p>
      <text:p text:style-name="P13"><text:span text:style-name="T7">2) /usr/lib64/libcaenhvwrapper.so.6.3 </text:span><text:span text:style-name="T8">(CAEN library, which contains the C++ functions)</text:span></text:p>
      <text:p text:style-name="P26"/>
      <text:p text:style-name="P26">Gas mixing system</text:p>
      <text:p text:style-name="P5"/>
      <text:p text:style-name="P14">The gas mixing system is located in the gas room outside of the lab. The gas room contains all the bottles and the mixing system. The bottles are equipped with two pressure regulators, one attached directly to the bottle and the other one just before the mass flow controller. </text:p>
      <text:p text:style-name="P14"/>
      <text:p text:style-name="P15">The pressure after the bottle is already set and should not be touched, for what concerns the pressure before the mass flow controllers, it should be set to ~ 1 bar for each gas <text:span text:style-name="T9">(by rotating the valve towards the “+” sign). </text:span></text:p>
      <text:p text:style-name="P15"/>
      <text:p text:style-name="P16">A total of 4 Bronkhorst mass flow controllers <text:span text:style-name="T10">(??)</text:span> is used <text:span text:style-name="T10">to create the desired gas mixture. For the moment, channel 1 is connected to Ar, channel 2 to R134a, channel 3 to i-C</text:span><text:span text:style-name="T11">4</text:span><text:span text:style-name="T13">H</text:span><text:span text:style-name="T11">10</text:span><text:span text:style-name="T13"> and channel 4 to SF</text:span><text:span text:style-name="T11">6</text:span><text:span text:style-name="T13">. </text:span><text:span text:style-name="T14">The power is provided through a power converter attached on the metal support frame (Fig. xx). The MFCs are connected to on other through ethernet cables while the connection to the laptop is executed using an RS232 cable (between MFC1 and the pc). </text:span></text:p>
      <text:p text:style-name="P16"><text:span text:style-name="T14"/></text:p>
      <text:p text:style-name="P17"><text:span text:style-name="T14">T</text:span><text:span text:style-name="T12">he MFCs are operated using the flowDDE and flowView tools, already installed on the PC. The procedure to operate the MFCs is the following:</text:span></text:p>
      <text:p text:style-name="P17">1) Switch on the pc and connect the RS232 cable through the RS232-USB adapter</text:p>
      <text:p text:style-name="P17"><text:soft-page-break/>2) Open the flowDDE software &gt;&gt; Communication &gt;&gt; Open communication (F3) to start the communication between the pc and the MFC and wait for the display to show “<text:span text:style-name="T16">f</text:span>lowDDE is active and ready for any client”</text:p>
      <text:p text:style-name="P17">3) Open as many flowView panels as the MFC and set the flow in each of them. Note that you need to wait for a panel to be fully opened before opening a new one. The flow can be set either in terms <text:span text:style-name="T15">of setpoint (in ml/min) or as a percentage of the maximum flow in each MFC. </text:span><text:span text:style-name="T21">Moreover the MFCs can be arranged in a master/slave configuration. In order to do that, in the flowview panel &gt;&gt; advanced &gt;&gt; Setpoint/Control Mode &gt;&gt; 0. Bus RS232 for the master while 2. </text:span><text:span text:style-name="T22">FB/RS232 slave </text:span><text:span text:style-name="T21">for the slaves. </text:span><text:span text:style-name="T22">Moreover, in the master flowView panel there is the “node”, this number has to be put also in the node box of all the slaves, otherwise the communication between master and slaves cannot work. </text:span><text:span text:style-name="T23">The last parameter to set is </text:span></text:p>
      <text:p text:style-name="P18"/>
      <text:p text:style-name="P18">A python script “….py” is available at “….” <text:span text:style-name="T16">and</text:span> <text:span text:style-name="T16">i</text:span>t is used <text:span text:style-name="T16">to cycle on the four MFCs and measure both the gas flow as well as the setpoint (both in ml/min). This data is then sent to the mysql database that is running on the DAQ machine in the lab. </text:span><text:span text:style-name="T17">This is used to monitor the gas flow and to issue a software interlock to the HV and stop the ongoing run. </text:span><text:span text:style-name="T18">Actually the interlock is issued by another pyhton script (gasKill.py) that is running on the main DAQ PC. If the gas flow goes above/below the setpoint by 10% for more than 60 seconds the HV is killed and the ongoing measurement is stopped. </text:span><text:span text:style-name="T19">In this case, a Telegram bot sends a message on the “labStradaUpdates” channel (</text:span><text:a xlink:type="simple" xlink:href="https://t.me/labStradaUpdates" text:style-name="Internet_20_link" text:visited-style-name="Visited_20_Internet_20_Link"><text:span text:style-name="T19">https://t.me/labStradaUpdates</text:span></text:a><text:span text:style-name="T19">). This bot also sends messages when an error is observed in Grafana (i.e. if the gas flow goes below some limits that are set in Grafana as well). </text:span><text:span text:style-name="T26">Still to be implemented on the DAQ PC</text:span><text:span text:style-name="T25">: before issuing the interlock the ongoing process should be stopped (find PID and kill the process)</text:span></text:p>
      <text:p text:style-name="P18"/>
      <text:p text:style-name="P19">For the moment we have an issue with the WiFi connection of the gas pc since the INFN-web network is not stable, the pc randomly disconnects from the network and it doesn’t send data to the db anymore. We are trying to get an ethernet cable pulled all the way into the gas room (not likely to happen) <text:s/>but for now <text:span text:style-name="T20">we are developing a script that checks if the pc is connected to the network (...py), if not, it should automatically connect to the network (...py)</text:span> <text:span text:style-name="T20">and it automatically opens the login page and logs in with the user credentials. For now the script is almost ready but we are having some issues with the SSL/TLS certificates (search for a fix ongoing). </text:span><text:span text:style-name="T24">Ideally we should be able to have ethernet connection in the gas room.</text:span></text:p>
      <text:p text:style-name="P2"/>
      <text:p text:style-name="P25">RPC setup</text:p>
      <text:p text:style-name="P25"/>
      <text:p text:style-name="P10">The setup can host up to two RPC detectors, which are inserted inside of a Farady cage. The detectors should be flushed with gas in series</text:p>
      <text:p text:style-name="P2"/>
      <text:p text:style-name="P24">Trigger logic</text:p>
      <text:p text:style-name="P24"/>
      <text:p text:style-name="P9">The trigger is built using NIM modules. A total of four scintillators + PMT is used, two of them (1 and 2) are placed on top of the setup and two more (3 and 4) are placed under. </text:p>
      <text:p text:style-name="P24"/>
      <text:p text:style-name="P24">DAQ logic</text:p>
      <text:p text:style-name="P2"/>
      <text:p text:style-name="P2">SOFTWARE SETUP</text:p>
      <text:p text:style-name="P2"/>
      <text:p text:style-name="P3">TYPE OF RUNS</text:p>
      <text:p text:style-name="P3"/>
      <text:p text:style-name="P3">ANALYSIS</text:p>
      <text:p text:style-name="P3"><text:soft-page-break/></text:p>
      <text:p text:style-name="P4">DATA TAKING PROCEDURE</text:p>
      <text:p text:style-name="P4"/>
      <text:p text:style-name="P20">- Check that the environmental parameter monitor script (monitoring.py) is running, this can be checked even in Grafana (check that a point is added every 10 minutes). If the script is not running then it can be started in the following way</text:p>
      <text:p text:style-name="P20">1) cd<text:span text:style-name="T7"> /home/pcald32/labStrada/monitoring/python</text:span></text:p>
      <text:p text:style-name="P21">2) python3 monitoring.py</text:p>
      <text:p text:style-name="P21"/>
      <text:p text:style-name="P21">- <text:span text:style-name="T27">Check that the script to monitor the gas flow on the gas pc is running. Gas pc can be reached using teamviewr on the DAQ machine or by remote connecting to the pc. Again, the gas flow can be also monitored in Grafana. If the script is not running, it is possible to start it in the following way:</text:span></text:p>
      <text:p text:style-name="P22">1) dir</text:p>
      <text:p text:style-name="P22">2) python ...py</text:p>
      <text:p text:style-name="P22"/>
      <text:p text:style-name="P22">- <text:span text:style-name="T28">Check that the gas kill script is running</text:span></text:p>
      <text:p text:style-name="P3"/>
      <text:p text:style-name="P3">POSSIBLE ERRO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5T17:46:01.398673725</meta:creation-date>
    <dc:date>2023-06-08T15:42:08.358302757</dc:date>
    <meta:editing-duration>P13DT20H8M16S</meta:editing-duration>
    <meta:editing-cycles>34</meta:editing-cycles>
    <meta:generator>LibreOffice/7.3.7.2$Linux_X86_64 LibreOffice_project/30$Build-2</meta:generator>
    <meta:document-statistic meta:table-count="0" meta:image-count="0" meta:object-count="0" meta:page-count="3" meta:paragraph-count="39" meta:word-count="1183" meta:character-count="6566" meta:non-whitespace-character-count="5414"/>
  </office:meta>
</office:document-meta>
</file>